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ubtitle">
      <style:paragraph-properties fo:text-align="end" style:justify-single-word="false"/>
      <style:text-properties style:font-name="Times New Roman" officeooo:paragraph-rsid="00216c45"/>
    </style:style>
    <style:style style:name="P4" style:family="paragraph" style:parent-style-name="Text_20_body">
      <style:paragraph-properties fo:text-align="end" style:justify-single-word="false"/>
      <style:text-properties style:font-name="Times New Roman" officeooo:paragraph-rsid="00216c45"/>
    </style:style>
    <style:style style:name="P5" style:family="paragraph" style:parent-style-name="Text_20_body">
      <style:paragraph-properties fo:text-align="start" style:justify-single-word="false"/>
      <style:text-properties style:font-name="Times New Roman"/>
    </style:style>
    <style:style style:name="P6" style:family="paragraph" style:parent-style-name="Text_20_body">
      <style:paragraph-properties fo:text-align="start" style:justify-single-word="false"/>
      <style:text-properties style:font-name="Times New Roman" officeooo:rsid="00216c45"/>
    </style:style>
    <style:style style:name="P7" style:family="paragraph" style:parent-style-name="Text_20_body">
      <style:paragraph-properties fo:text-align="start" style:justify-single-word="false"/>
      <style:text-properties officeooo:paragraph-rsid="00200511"/>
    </style:style>
    <style:style style:name="P8" style:family="paragraph" style:parent-style-name="Subtitle">
      <style:paragraph-properties fo:text-align="end" style:justify-single-word="false"/>
      <style:text-properties style:font-name="Times New Roman" officeooo:rsid="00216c45" officeooo:paragraph-rsid="00216c45"/>
    </style:style>
    <style:style style:name="P9" style:family="paragraph" style:parent-style-name="Subtitle">
      <style:paragraph-properties fo:text-align="end" style:justify-single-word="false"/>
      <style:text-properties officeooo:rsid="00216c45" officeooo:paragraph-rsid="00216c45"/>
    </style:style>
    <style:style style:name="P10" style:family="paragraph" style:parent-style-name="Title" style:master-page-name="MPF0">
      <style:paragraph-properties style:page-number="0" fo:break-before="page"/>
      <style:text-properties officeooo:rsid="0024212d" officeooo:paragraph-rsid="0024212d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>
      <style:paragraph-properties fo:break-before="page"/>
      <style:text-properties officeooo:paragraph-rsid="0024212d"/>
    </style:style>
    <style:style style:name="P13" style:family="paragraph" style:parent-style-name="Heading_20_1">
      <style:paragraph-properties fo:margin-top="0.423cm" fo:margin-bottom="0.499cm" style:contextual-spacing="false"/>
      <style:text-properties officeooo:paragraph-rsid="0024212d"/>
    </style:style>
    <style:style style:name="P14" style:family="paragraph" style:parent-style-name="Heading_20_1">
      <style:paragraph-properties fo:margin-top="0.423cm" fo:margin-bottom="0.499cm" style:contextual-spacing="false"/>
    </style:style>
    <style:style style:name="P15" style:family="paragraph" style:parent-style-name="Heading_20_1">
      <style:paragraph-properties fo:margin-top="0cm" fo:margin-bottom="0.28cm" style:contextual-spacing="false" fo:line-height="107%"/>
      <style:text-properties style:font-name="Liberation Serif1" fo:font-weight="normal" officeooo:rsid="0024212d" officeooo:paragraph-rsid="0024212d"/>
    </style:style>
    <style:style style:name="P16" style:family="paragraph" style:parent-style-name="Normal" style:list-style-name="L2">
      <style:text-properties officeooo:paragraph-rsid="0024212d"/>
    </style:style>
    <style:style style:name="P17" style:family="paragraph" style:parent-style-name="Normal" style:list-style-name="L2">
      <style:text-properties fo:font-weight="bold" officeooo:rsid="0024212d" officeooo:paragraph-rsid="0024212d" style:font-weight-asian="bold" style:font-weight-complex="bold"/>
    </style:style>
    <style:style style:name="P18" style:family="paragraph" style:parent-style-name="Normal">
      <style:text-properties fo:font-weight="bold" officeooo:rsid="0024212d" officeooo:paragraph-rsid="0024212d" style:font-weight-asian="bold" style:font-weight-complex="bold"/>
    </style:style>
    <style:style style:name="P19" style:family="paragraph" style:parent-style-name="Normal" style:list-style-name="L6">
      <style:text-properties fo:font-weight="bold" officeooo:rsid="0024212d" officeooo:paragraph-rsid="0024212d" style:font-weight-asian="bold" style:font-weight-complex="bold"/>
    </style:style>
    <style:style style:name="P20" style:family="paragraph" style:parent-style-name="Normal">
      <style:text-properties officeooo:paragraph-rsid="0024212d"/>
    </style:style>
    <style:style style:name="P21" style:family="paragraph" style:parent-style-name="Normal" style:list-style-name="L6">
      <style:text-properties officeooo:rsid="0024212d" officeooo:paragraph-rsid="0024212d"/>
    </style:style>
    <style:style style:name="P22" style:family="paragraph" style:parent-style-name="Normal" style:list-style-name="L10">
      <style:text-properties officeooo:rsid="0024212d" officeooo:paragraph-rsid="0024212d"/>
    </style:style>
    <style:style style:name="P23" style:family="paragraph" style:parent-style-name="Normal" style:list-style-name="L11">
      <style:text-properties officeooo:rsid="0024212d" officeooo:paragraph-rsid="0024212d"/>
    </style:style>
    <style:style style:name="P24" style:family="paragraph" style:parent-style-name="Normal" style:list-style-name="L2">
      <style:text-properties fo:font-weight="normal" officeooo:rsid="0024212d" officeooo:paragraph-rsid="0024212d" style:font-weight-asian="normal" style:font-weight-complex="normal"/>
    </style:style>
    <style:style style:name="P25" style:family="paragraph" style:parent-style-name="Normal" style:list-style-name="L6">
      <style:text-properties fo:font-weight="normal" officeooo:rsid="0024212d" officeooo:paragraph-rsid="0024212d" style:font-weight-asian="normal" style:font-weight-complex="normal"/>
    </style:style>
    <style:style style:name="P26" style:family="paragraph" style:parent-style-name="Normal" style:list-style-name="L7">
      <style:text-properties fo:font-weight="normal" officeooo:rsid="0024212d" officeooo:paragraph-rsid="0024212d" style:font-weight-asian="normal" style:font-weight-complex="normal"/>
    </style:style>
    <style:style style:name="P27" style:family="paragraph" style:parent-style-name="Normal" style:list-style-name="L6">
      <style:text-properties officeooo:paragraph-rsid="0024212d"/>
    </style:style>
    <style:style style:name="P28" style:family="paragraph" style:parent-style-name="Text_20_body">
      <style:paragraph-properties fo:margin-top="0cm" fo:margin-bottom="0.28cm" style:contextual-spacing="false" fo:line-height="107%"/>
    </style:style>
    <style:style style:name="P29" style:family="paragraph" style:parent-style-name="Text_20_body" style:list-style-name="L7">
      <style:paragraph-properties fo:margin-top="0cm" fo:margin-bottom="0.28cm" style:contextual-spacing="false" fo:line-height="107%"/>
      <style:text-properties style:font-name="Liberation Serif1"/>
    </style:style>
    <style:style style:name="P30" style:family="paragraph" style:parent-style-name="Text_20_body" style:list-style-name="L7">
      <style:paragraph-properties fo:margin-top="0cm" fo:margin-bottom="0.28cm" style:contextual-spacing="false" fo:line-height="107%"/>
      <style:text-properties style:font-name="Liberation Serif1" officeooo:paragraph-rsid="0024212d"/>
    </style:style>
    <style:style style:name="P31" style:family="paragraph" style:parent-style-name="Text_20_body" style:list-style-name="L9">
      <style:paragraph-properties fo:margin-top="0cm" fo:margin-bottom="0.28cm" style:contextual-spacing="false" fo:line-height="107%"/>
      <style:text-properties style:font-name="Liberation Serif1"/>
    </style:style>
    <style:style style:name="P32" style:family="paragraph" style:parent-style-name="Text_20_body" style:list-style-name="L9">
      <style:paragraph-properties fo:margin-top="0cm" fo:margin-bottom="0.28cm" style:contextual-spacing="false" fo:line-height="107%"/>
      <style:text-properties style:font-name="Liberation Serif1" officeooo:paragraph-rsid="0024212d"/>
    </style:style>
    <style:style style:name="P33" style:family="paragraph" style:parent-style-name="Text_20_body" style:list-style-name="L12">
      <style:paragraph-properties fo:margin-top="0cm" fo:margin-bottom="0.28cm" style:contextual-spacing="false" fo:line-height="107%"/>
      <style:text-properties style:font-name="Liberation Serif1"/>
    </style:style>
    <style:style style:name="P34" style:family="paragraph" style:parent-style-name="Text_20_body" style:list-style-name="L12">
      <style:paragraph-properties fo:margin-top="0cm" fo:margin-bottom="0.28cm" style:contextual-spacing="false" fo:line-height="107%"/>
      <style:text-properties style:font-name="Liberation Serif1" officeooo:paragraph-rsid="0024212d"/>
    </style:style>
    <style:style style:name="P35" style:family="paragraph" style:parent-style-name="Text_20_body" style:list-style-name="L13">
      <style:paragraph-properties fo:margin-top="0cm" fo:margin-bottom="0.28cm" style:contextual-spacing="false" fo:line-height="107%"/>
      <style:text-properties style:font-name="Liberation Serif1"/>
    </style:style>
    <style:style style:name="P36" style:family="paragraph" style:parent-style-name="Text_20_body" style:list-style-name="L13">
      <style:paragraph-properties fo:margin-top="0cm" fo:margin-bottom="0.28cm" style:contextual-spacing="false" fo:line-height="107%"/>
      <style:text-properties style:font-name="Liberation Serif1" officeooo:paragraph-rsid="0024212d"/>
    </style:style>
    <style:style style:name="P37" style:family="paragraph" style:parent-style-name="Text_20_body" style:list-style-name="L7">
      <style:paragraph-properties fo:margin-top="0cm" fo:margin-bottom="0.28cm" style:contextual-spacing="false" fo:line-height="107%"/>
      <style:text-properties style:font-name="Liberation Serif1" fo:font-weight="bold"/>
    </style:style>
    <style:style style:name="P38" style:family="paragraph" style:parent-style-name="Text_20_body" style:list-style-name="L9">
      <style:paragraph-properties fo:margin-top="0cm" fo:margin-bottom="0.28cm" style:contextual-spacing="false" fo:line-height="107%"/>
      <style:text-properties style:font-name="Liberation Serif1" fo:font-weight="bold"/>
    </style:style>
    <style:style style:name="P39" style:family="paragraph" style:parent-style-name="Text_20_body" style:list-style-name="L12">
      <style:paragraph-properties fo:margin-top="0cm" fo:margin-bottom="0.28cm" style:contextual-spacing="false" fo:line-height="107%"/>
      <style:text-properties style:font-name="Liberation Serif1" fo:font-weight="bold"/>
    </style:style>
    <style:style style:name="P40" style:family="paragraph" style:parent-style-name="Text_20_body" style:list-style-name="L13">
      <style:paragraph-properties fo:margin-top="0cm" fo:margin-bottom="0.28cm" style:contextual-spacing="false" fo:line-height="107%"/>
      <style:text-properties style:font-name="Liberation Serif1" fo:font-weight="bold"/>
    </style:style>
    <style:style style:name="P41" style:family="paragraph" style:parent-style-name="Text_20_body" style:list-style-name="L7">
      <style:paragraph-properties fo:margin-top="0cm" fo:margin-bottom="0.28cm" style:contextual-spacing="false" fo:line-height="107%"/>
      <style:text-properties style:font-name="Liberation Serif1" fo:font-weight="normal"/>
    </style:style>
    <style:style style:name="P42" style:family="paragraph" style:parent-style-name="Text_20_body" style:list-style-name="L9">
      <style:paragraph-properties fo:margin-top="0cm" fo:margin-bottom="0.28cm" style:contextual-spacing="false" fo:line-height="107%"/>
      <style:text-properties style:font-name="Liberation Serif1" fo:font-weight="normal"/>
    </style:style>
    <style:style style:name="P43" style:family="paragraph" style:parent-style-name="Text_20_body" style:list-style-name="L9">
      <style:paragraph-properties fo:margin-top="0cm" fo:margin-bottom="0.28cm" style:contextual-spacing="false" fo:line-height="107%"/>
      <style:text-properties style:font-name="Liberation Serif1" fo:font-weight="normal" officeooo:paragraph-rsid="0024212d"/>
    </style:style>
    <style:style style:name="P44" style:family="paragraph" style:parent-style-name="Text_20_body" style:list-style-name="L12">
      <style:paragraph-properties fo:margin-top="0cm" fo:margin-bottom="0.28cm" style:contextual-spacing="false" fo:line-height="107%"/>
      <style:text-properties style:font-name="Liberation Serif1" fo:font-weight="normal"/>
    </style:style>
    <style:style style:name="P45" style:family="paragraph" style:parent-style-name="Text_20_body" style:list-style-name="L13">
      <style:paragraph-properties fo:margin-top="0cm" fo:margin-bottom="0.28cm" style:contextual-spacing="false" fo:line-height="107%"/>
      <style:text-properties style:font-name="Liberation Serif1" fo:font-weight="normal"/>
    </style:style>
    <style:style style:name="P46" style:family="paragraph" style:parent-style-name="Text_20_body" style:list-style-name="L15">
      <style:paragraph-properties fo:margin-top="0cm" fo:margin-bottom="0.28cm" style:contextual-spacing="false" fo:line-height="107%"/>
      <style:text-properties style:font-name="Liberation Serif1" fo:font-weight="normal" officeooo:paragraph-rsid="0024212d"/>
    </style:style>
    <style:style style:name="P47" style:family="paragraph" style:parent-style-name="Text_20_body" style:list-style-name="L7">
      <style:paragraph-properties fo:margin-top="0cm" fo:margin-bottom="0.28cm" style:contextual-spacing="false" fo:line-height="107%"/>
      <style:text-properties style:font-name="Liberation Serif1" fo:font-weight="normal" officeooo:rsid="0024212d" officeooo:paragraph-rsid="0024212d"/>
    </style:style>
    <style:style style:name="P48" style:family="paragraph" style:parent-style-name="Text_20_body" style:list-style-name="L9">
      <style:paragraph-properties fo:margin-top="0cm" fo:margin-bottom="0.28cm" style:contextual-spacing="false" fo:line-height="107%"/>
      <style:text-properties style:font-name="Liberation Serif1" fo:font-weight="normal" officeooo:rsid="0024212d" officeooo:paragraph-rsid="0024212d"/>
    </style:style>
    <style:style style:name="P49" style:family="paragraph" style:parent-style-name="Text_20_body" style:list-style-name="L12">
      <style:paragraph-properties fo:margin-top="0cm" fo:margin-bottom="0.28cm" style:contextual-spacing="false" fo:line-height="107%"/>
      <style:text-properties style:font-name="Liberation Serif1" fo:font-weight="normal" officeooo:rsid="0024212d" officeooo:paragraph-rsid="0024212d"/>
    </style:style>
    <style:style style:name="P50" style:family="paragraph" style:parent-style-name="Text_20_body">
      <style:paragraph-properties fo:margin-top="0cm" fo:margin-bottom="0.28cm" style:contextual-spacing="false" fo:line-height="107%"/>
      <style:text-properties style:font-name="Liberation Serif1" fo:font-weight="normal" officeooo:rsid="0024212d" officeooo:paragraph-rsid="0024212d"/>
    </style:style>
    <style:style style:name="P51" style:family="paragraph" style:parent-style-name="Text_20_body" style:list-style-name="L13">
      <style:paragraph-properties fo:margin-top="0cm" fo:margin-bottom="0.28cm" style:contextual-spacing="false" fo:line-height="107%"/>
      <style:text-properties style:font-name="Liberation Serif1" fo:font-weight="normal" officeooo:rsid="0024212d" officeooo:paragraph-rsid="0024212d"/>
    </style:style>
    <style:style style:name="P52" style:family="paragraph" style:parent-style-name="Text_20_body" style:list-style-name="L14">
      <style:paragraph-properties fo:margin-top="0cm" fo:margin-bottom="0.28cm" style:contextual-spacing="false" fo:line-height="107%"/>
      <style:text-properties style:font-name="Liberation Serif1" fo:font-weight="normal" officeooo:rsid="0024212d" officeooo:paragraph-rsid="0024212d"/>
    </style:style>
    <style:style style:name="P53" style:family="paragraph">
      <loext:graphic-properties draw:fill="solid" draw:fill-color="#8497b0" draw:opacity="100%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212d" style:font-weight-asian="bold" style:font-weight-complex="bold"/>
    </style:style>
    <style:style style:name="T4" style:family="text">
      <style:text-properties officeooo:rsid="0024212d"/>
    </style:style>
    <style:style style:name="T5" style:family="text">
      <style:text-properties fo:font-weight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4212d" style:font-weight-asian="normal" style:font-weight-complex="normal"/>
    </style:style>
    <style:style style:name="T8" style:family="text">
      <style:text-properties fo:font-weight="normal" officeooo:rsid="0024212d"/>
    </style:style>
    <style:style style:name="T9" style:family="text">
      <style:text-properties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8497b0" draw:opacity="100%" fo:min-height="0cm" fo:min-width="0cm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Informes de casos de uso</text:p>
      <text:p text:style-name="Subtitle"/>
      <text:p text:style-name="P5"/>
      <text:p text:style-name="P5"><draw:g text:anchor-type="paragraph" draw:z-index="0" draw:name="Grupo 2" draw:style-name="gr1"><draw:custom-shape draw:name="Forma libre 64" draw:style-name="gr2" draw:text-style-name="P53" svg:width="9.685cm" svg:height="10.607cm" svg:x="6.305cm" svg:y="0.307cm"><text:p/><draw:enhanced-geometry svg:viewBox="0 0 1781 1786" draw:text-areas="?f24 ?f26 ?f25 ?f27" draw:glue-points="?f16 ?f17 ?f18 ?f19 ?f20 ?f21 ?f22 ?f23 ?f16 ?f17" draw:type="non-primitive" draw:enhanced-path="M 4 1786 L 0 1782 1776 0 1781 5 4 178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81"/><draw:equation draw:name="f7" draw:formula="?f4 / 1786"/><draw:equation draw:name="f8" draw:formula="4 * ?f5 / 1781"/><draw:equation draw:name="f9" draw:formula="1786 * ?f4 / 1786"/><draw:equation draw:name="f10" draw:formula="0 * ?f5 / 1781"/><draw:equation draw:name="f11" draw:formula="1782 * ?f4 / 1786"/><draw:equation draw:name="f12" draw:formula="1776 * ?f5 / 1781"/><draw:equation draw:name="f13" draw:formula="0 * ?f4 / 1786"/><draw:equation draw:name="f14" draw:formula="1781 * ?f5 / 1781"/><draw:equation draw:name="f15" draw:formula="5 * ?f4 / 1786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draw:name="Forma libre 65" draw:style-name="gr2" draw:text-style-name="P53" svg:width="12.147cm" svg:height="13.267cm" svg:x="3.842cm" svg:y="1.155cm"><text:p/><draw:enhanced-geometry svg:viewBox="0 0 2234 2234" draw:text-areas="?f24 ?f26 ?f25 ?f27" draw:glue-points="?f16 ?f17 ?f18 ?f19 ?f20 ?f21 ?f22 ?f23 ?f16 ?f17" draw:type="non-primitive" draw:enhanced-path="M 5 2234 L 0 2229 2229 0 2234 5 5 2234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234"/><draw:equation draw:name="f7" draw:formula="?f4 / 2234"/><draw:equation draw:name="f8" draw:formula="5 * ?f5 / 2234"/><draw:equation draw:name="f9" draw:formula="2234 * ?f4 / 2234"/><draw:equation draw:name="f10" draw:formula="0 * ?f5 / 2234"/><draw:equation draw:name="f11" draw:formula="2229 * ?f4 / 2234"/><draw:equation draw:name="f12" draw:formula="2229 * ?f5 / 2234"/><draw:equation draw:name="f13" draw:formula="0 * ?f4 / 2234"/><draw:equation draw:name="f14" draw:formula="2234 * ?f5 / 2234"/><draw:equation draw:name="f15" draw:formula="5 * ?f4 / 2234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draw:name="Forma libre 66" draw:style-name="gr2" draw:text-style-name="P53" svg:width="11.946cm" svg:height="13.048cm" svg:x="4.043cm" svg:y="0.716cm"><text:p/><draw:enhanced-geometry svg:viewBox="0 0 2197 2197" draw:text-areas="?f24 ?f26 ?f25 ?f27" draw:glue-points="?f16 ?f17 ?f18 ?f19 ?f20 ?f21 ?f22 ?f23 ?f16 ?f17" draw:type="non-primitive" draw:enhanced-path="M 9 2197 L 0 2193 2188 0 2197 10 9 2197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97"/><draw:equation draw:name="f7" draw:formula="?f4 / 2197"/><draw:equation draw:name="f8" draw:formula="9 * ?f5 / 2197"/><draw:equation draw:name="f9" draw:formula="2197 * ?f4 / 2197"/><draw:equation draw:name="f10" draw:formula="0 * ?f5 / 2197"/><draw:equation draw:name="f11" draw:formula="2193 * ?f4 / 2197"/><draw:equation draw:name="f12" draw:formula="2188 * ?f5 / 2197"/><draw:equation draw:name="f13" draw:formula="0 * ?f4 / 2197"/><draw:equation draw:name="f14" draw:formula="2197 * ?f5 / 2197"/><draw:equation draw:name="f15" draw:formula="10 * ?f4 / 2197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draw:name="Forma libre 67" draw:style-name="gr2" draw:text-style-name="P53" svg:width="10.662cm" svg:height="11.676cm" svg:x="5.326cm" svg:y="2.171cm"><text:p/><draw:enhanced-geometry svg:viewBox="0 0 1961 1966" draw:text-areas="?f24 ?f26 ?f25 ?f27" draw:glue-points="?f16 ?f17 ?f18 ?f19 ?f20 ?f21 ?f22 ?f23 ?f16 ?f17" draw:type="non-primitive" draw:enhanced-path="M 9 1966 L 0 1957 1952 0 1961 9 9 196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61"/><draw:equation draw:name="f7" draw:formula="?f4 / 1966"/><draw:equation draw:name="f8" draw:formula="9 * ?f5 / 1961"/><draw:equation draw:name="f9" draw:formula="1966 * ?f4 / 1966"/><draw:equation draw:name="f10" draw:formula="0 * ?f5 / 1961"/><draw:equation draw:name="f11" draw:formula="1957 * ?f4 / 1966"/><draw:equation draw:name="f12" draw:formula="1952 * ?f5 / 1961"/><draw:equation draw:name="f13" draw:formula="0 * ?f4 / 1966"/><draw:equation draw:name="f14" draw:formula="1961 * ?f5 / 1961"/><draw:equation draw:name="f15" draw:formula="9 * ?f4 / 1966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draw:name="Forma libre 68" draw:style-name="gr2" draw:text-style-name="P53" svg:width="14.826cm" svg:height="16.225cm" svg:x="1.161cm" svg:y="0.884cm"><text:p/><draw:enhanced-geometry svg:viewBox="0 0 2727 2732" draw:text-areas="?f22 ?f24 ?f23 ?f25" draw:glue-points="?f15 ?f16 ?f15 ?f17 ?f18 ?f19 ?f20 ?f21 ?f15 ?f16" draw:type="non-primitive" draw:enhanced-path="M 0 2732 L 0 2728 2722 0 2727 5 0 2732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727"/><draw:equation draw:name="f7" draw:formula="?f4 / 2732"/><draw:equation draw:name="f8" draw:formula="0 * ?f5 / 2727"/><draw:equation draw:name="f9" draw:formula="2732 * ?f4 / 2732"/><draw:equation draw:name="f10" draw:formula="2728 * ?f4 / 2732"/><draw:equation draw:name="f11" draw:formula="2722 * ?f5 / 2727"/><draw:equation draw:name="f12" draw:formula="0 * ?f4 / 2732"/><draw:equation draw:name="f13" draw:formula="2727 * ?f5 / 2727"/><draw:equation draw:name="f14" draw:formula="5 * ?f4 / 2732"/><draw:equation draw:name="f15" draw:formula="?f8 / ?f6"/><draw:equation draw:name="f16" draw:formula="?f9 / ?f7"/><draw:equation draw:name="f17" draw:formula="?f10 / ?f7"/><draw:equation draw:name="f18" draw:formula="?f11 / ?f6"/><draw:equation draw:name="f19" draw:formula="?f12 / ?f7"/><draw:equation draw:name="f20" draw:formula="?f13 / ?f6"/><draw:equation draw:name="f21" draw:formula="?f14 / ?f7"/><draw:equation draw:name="f22" draw:formula="0 / ?f6"/><draw:equation draw:name="f23" draw:formula="?f1 / ?f6"/><draw:equation draw:name="f24" draw:formula="0 / ?f7"/><draw:equation draw:name="f25" draw:formula="?f3 / ?f7"/></draw:enhanced-geometry></draw:custom-shape></draw:g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3"/>
      <text:p text:style-name="P4"/>
      <text:p text:style-name="P8">Sergio Simón Fernández</text:p>
      <text:p text:style-name="P9">1ºDAM</text:p>
      <text:p text:style-name="P7"/>
      <text:table-of-content text:style-name="Sect1" text:name="_TOC0">
        <text:table-of-content-source text:outline-level="3" text:use-index-marks="false">
          <text:index-title-template text:style-name="Contents_20_Heading">Índice</text:index-title-template>
          <text:table-of-content-entry-template text:outline-level="1" text:style-name="TD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P2">Índice</text:p>
          </text:index-title>
        </text:index-body>
      </text:table-of-content>
      <text:h text:style-name="P11" text:outline-level="1">RF-01 <text:span text:style-name="T4">Registrar un vehículo y su propietario</text:span></text:h>
      <text:p text:style-name="Normal"/>
      <text:list xml:id="list4227772226" text:style-name="L2">
        <text:list-item>
          <text:p text:style-name="P17">Resumen:<text:span text:style-name="T6"> El caso de uso de registrar vehículo y su propietario al actor usuario registrar en el sistema un vehículo con su propietario en el sistema para luego poder aparcar el vehículo.</text:span></text:p>
        </text:list-item>
        <text:list-item>
          <text:p text:style-name="P17">Código:<text:span text:style-name="T6"> RF-01</text:span></text:p>
        </text:list-item>
        <text:list-item>
          <text:p text:style-name="P17">Nombre:<text:span text:style-name="T6"> Registrar un vehículo y su propietario</text:span></text:p>
        </text:list-item>
        <text:list-item>
          <text:p text:style-name="P17">Actor: <text:span text:style-name="T6">Usuario</text:span></text:p>
        </text:list-item>
        <text:list-item>
          <text:p text:style-name="P17">Precondiciones: </text:p>
          <text:list>
            <text:list-item>
              <text:p text:style-name="P17"><text:span text:style-name="T6">El dni del propietario no esta registrado en el sistema</text:span></text:p>
            </text:list-item>
            <text:list-item>
              <text:p text:style-name="P17"><text:span text:style-name="T6">La matricula del vehículo no esta registrada en el sistema</text:span></text:p>
            </text:list-item>
          </text:list>
        </text:list-item>
        <text:list-item>
          <text:p text:style-name="P17">Postcondiciones:</text:p>
          <text:list>
            <text:list-item>
              <text:p text:style-name="P24">Se guarda en la base de datos un vehículo</text:p>
            </text:list-item>
            <text:list-item>
              <text:p text:style-name="P24">Se guarda en la base de datos un profesor</text:p>
            </text:list-item>
          </text:list>
        </text:list-item>
        <text:list-item>
          <text:p text:style-name="P17">Secuencia de pasos:</text:p>
          <text:list>
            <text:list-item>
              <text:p text:style-name="P24">Flujo Principal:</text:p>
              <text:list>
                <text:list-item>
                  <text:p text:style-name="P24">El usuario selecciona la opción de “Agregar” </text:p>
                </text:list-item>
                <text:list-item>
                  <text:p text:style-name="P24">El sistema muestra un formulario de vehículos y de profesores</text:p>
                </text:list-item>
                <text:list-item>
                  <text:p text:style-name="P24">El usuario rellena los datos del formulario</text:p>
                </text:list-item>
                <text:list-item>
                  <text:p text:style-name="P24">El usuario confirma la acción</text:p>
                </text:list-item>
                <text:list-item>
                  <text:p text:style-name="P24">El sistema valida los datos y comprueba que no se haya guardado un propietario con el mismo dni ni un vehículo con la misma matricula</text:p>
                </text:list-item>
                <text:list-item>
                  <text:p text:style-name="P24">El sistema guarda los datos en la base de datos</text:p>
                </text:list-item>
              </text:list>
            </text:list-item>
            <text:list-item>
              <text:p text:style-name="P24">Flujo Alternativo</text:p>
              <text:list>
                <text:list-item>
                  <text:p text:style-name="P24">1. En cualquier paso del flujo principal, el usuario puede cancelar la acción, regresando al inicio.</text:p>
                </text:list-item>
                <text:list-item>
                  <text:p text:style-name="P16"><text:span text:style-name="T7">5.1 En caso de que ya exista un propietario con el mismo dni o un vehículo con la misma matricula o los datos no se hallan podido validar se cancelara la acción de guardar los datos. </text:span></text:p>
                </text:list-item>
              </text:list>
            </text:list-item>
          </text:list>
        </text:list-item>
      </text:list>
      <text:p text:style-name="P18"><text:s/></text:p>
      <text:p text:style-name="Text_20_body"/>
      <text:p text:style-name="Normal"/>
      <text:p text:style-name="Normal"/>
      <text:p text:style-name="Normal"/>
      <text:h text:style-name="P12" text:outline-level="1">RF-0<text:span text:style-name="T4">2</text:span> <text:span text:style-name="T4">Editar un vehículo y su propietario</text:span></text:h>
      <text:p text:style-name="P20"/>
      <text:list xml:id="list2341621879" text:style-name="L6">
        <text:list-item>
          <text:p text:style-name="P27"><text:span text:style-name="T3">Resumen:</text:span><text:span text:style-name="T7"> El caso de uso de editar vehículo y su propietario permite al actor usuario registrar en el sistema un vehículo con su propietario en el sistema para luego poder aparcar el vehículo.</text:span></text:p>
        </text:list-item>
        <text:list-item>
          <text:p text:style-name="P27"><text:span text:style-name="T3">Codigo:</text:span><text:span text:style-name="T7"> RF-02</text:span></text:p>
        </text:list-item>
        <text:list-item>
          <text:p text:style-name="P19">Nombre:<text:span text:style-name="T6"> Editar un vehículo y su propietario</text:span></text:p>
        </text:list-item>
        <text:list-item>
          <text:p text:style-name="P19">Actor: <text:span text:style-name="T6">Usuario</text:span></text:p>
        </text:list-item>
        <text:list-item>
          <text:p text:style-name="P19">Precondiciones: </text:p>
          <text:list>
            <text:list-item>
              <text:p text:style-name="P21"><text:span text:style-name="T7">D</text:span><text:span text:style-name="T6">ebe de haber al menos un vehículo con su propietario asociado registrado en el sistema </text:span></text:p>
            </text:list-item>
          </text:list>
        </text:list-item>
        <text:list-item>
          <text:p text:style-name="P19">Postcondiciones:</text:p>
          <text:list>
            <text:list-item>
              <text:p text:style-name="P25">Se edita en la base de datos el vehículo con la matricula seleccionada</text:p>
            </text:list-item>
            <text:list-item>
              <text:p text:style-name="P25">Se edita en la base de datos el profesor que posee el vehículo</text:p>
            </text:list-item>
          </text:list>
        </text:list-item>
        <text:list-item>
          <text:p text:style-name="P19">Secuencia de pasos:</text:p>
          <text:list>
            <text:list-item>
              <text:p text:style-name="P25">Flujo Principal:</text:p>
              <text:list>
                <text:list-item>
                  <text:p text:style-name="P25">El usuario selecciona la opción de “Gestionar” </text:p>
                </text:list-item>
                <text:list-item>
                  <text:p text:style-name="P25">El sistema muestra un formulario de vehículos y de profesores</text:p>
                </text:list-item>
                <text:list-item>
                  <text:p text:style-name="P25">El usuario selecciona la matricula del vehículo que quiere editar</text:p>
                </text:list-item>
                <text:list-item>
                  <text:p text:style-name="P25">El sistema carga los datos asociados al vehículo y su propietario</text:p>
                </text:list-item>
                <text:list-item>
                  <text:p text:style-name="P25">El usuario modifica los datos que sean necesarios</text:p>
                </text:list-item>
                <text:list-item>
                  <text:p text:style-name="P25">El usuario selecciona la opción “Editar”</text:p>
                </text:list-item>
                <text:list-item>
                  <text:p text:style-name="P25">El sistema valida los datos y comprueba que el dni del propietario no pertenece a otro ya registrado </text:p>
                </text:list-item>
                <text:list-item>
                  <text:p text:style-name="P25">El sistema actualiza los datos en la base de datos del vehículo y su propietario</text:p>
                </text:list-item>
              </text:list>
            </text:list-item>
            <text:list-item>
              <text:p text:style-name="P25">Flujo Alternativo</text:p>
              <text:list>
                <text:list-item>
                  <text:p text:style-name="P25">1. En cualquier paso del flujo principal, el usuario puede cancelar la acción, regresando al inicio.</text:p>
                </text:list-item>
                <text:list-item>
                  <text:p text:style-name="P27"><text:span text:style-name="T7">7.1 En caso de que ya exista un propietario con el mismo dni o los datos no se hallan podido validar se cancelara la acción de guardar los datos. </text:span></text:p>
                </text:list-item>
              </text:list>
            </text:list-item>
          </text:list>
        </text:list-item>
      </text:list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oft-page-break/><text:span text:style-name="T7"/></text:p>
      <text:h text:style-name="P13" text:outline-level="1" text:is-list-header="true">RF-0<text:span text:style-name="T4">3</text:span> <text:span text:style-name="T4">Eliminar</text:span> un vehículo <text:span text:style-name="T4">y su propietario</text:span></text:h>
      <text:p text:style-name="P28"/>
      <text:list xml:id="list830418096" text:style-name="L7">
        <text:list-item>
          <text:p text:style-name="P29"><text:span text:style-name="T1">Resumen:</text:span> <text:span text:style-name="T5">El caso de uso de </text:span><text:span text:style-name="T8">eliminar un</text:span><text:span text:style-name="T5"> vehículo </text:span><text:span text:style-name="T8">y su propietario</text:span><text:span text:style-name="T5"> permite al actor usuario </text:span><text:span text:style-name="T8">eliminar d</text:span><text:span text:style-name="T5">el sistema un vehículo con su propietario en el sistema para luego poder aparcar el vehículo.</text:span></text:p>
        </text:list-item>
        <text:list-item>
          <text:p text:style-name="P29"><text:span text:style-name="T1">Codigo:</text:span> <text:span text:style-name="T5">RF-0</text:span><text:span text:style-name="T8">3</text:span></text:p>
        </text:list-item>
        <text:list-item>
          <text:p text:style-name="P30"><text:span text:style-name="T1">Nombre:</text:span> <text:span text:style-name="T4">Eliminar</text:span><text:span text:style-name="T5"> vehículo </text:span><text:span text:style-name="T8">y propietario</text:span></text:p>
        </text:list-item>
        <text:list-item>
          <text:p text:style-name="P29"><text:span text:style-name="T1">Actor: </text:span><text:span text:style-name="T5">Usuario</text:span></text:p>
        </text:list-item>
        <text:list-item>
          <text:p text:style-name="P37">Precondiciones: </text:p>
        </text:list-item>
      </text:list>
      <text:list text:style-name="L10">
        <text:list-item>
          <text:list>
            <text:list-item>
              <text:p text:style-name="P22"><text:span text:style-name="T6">Debe de haber al menos un vehículo con su propietario asociado registrado en el sistema </text:span></text:p>
            </text:list-item>
          </text:list>
        </text:list-item>
      </text:list>
      <text:list xml:id="list125722263948780" text:continue-list="list830418096" text:style-name="L7">
        <text:list-item>
          <text:p text:style-name="P37">Postcondiciones:</text:p>
          <text:list>
            <text:list-item>
              <text:p text:style-name="P41">Se <text:span text:style-name="T4">elimina</text:span> en la base de datos un vehículo</text:p>
            </text:list-item>
            <text:list-item>
              <text:p text:style-name="P41">Se <text:span text:style-name="T4">elimina</text:span> en la base de datos un profesor</text:p>
            </text:list-item>
          </text:list>
        </text:list-item>
        <text:list-item>
          <text:p text:style-name="P37">Secuencia de pasos:</text:p>
          <text:list>
            <text:list-item>
              <text:p text:style-name="P41">Flujo Principal:</text:p>
              <text:list>
                <text:list-item>
                  <text:p text:style-name="P41">El usuario selecciona la opción de “<text:span text:style-name="T4">Gestionar</text:span>” </text:p>
                </text:list-item>
                <text:list-item>
                  <text:p text:style-name="P41">El sistema muestra un formulario de vehículos y de profesores</text:p>
                </text:list-item>
                <text:list-item>
                  <text:p text:style-name="P26">El usuario selecciona la matricula del vehículo que quiere eliminar</text:p>
                </text:list-item>
                <text:list-item>
                  <text:p text:style-name="P41">El <text:span text:style-name="T4">sistema carga los datos asociados del vehículo y su propietario</text:span></text:p>
                </text:list-item>
                <text:list-item>
                  <text:p text:style-name="P47">El usuario selecciona la opción “Eliminar” </text:p>
                </text:list-item>
                <text:list-item>
                  <text:p text:style-name="P47">El sistema elimina el vehículo con la matricula selecciona y su propietario</text:p>
                </text:list-item>
              </text:list>
            </text:list-item>
            <text:list-item>
              <text:p text:style-name="P41">Flujo Alternativo</text:p>
              <text:list>
                <text:list-item>
                  <text:p text:style-name="P41">1. En cualquier paso del flujo principal, el usuario puede cancelar la acción, regresando al <text:span text:style-name="T4">formulario</text:span>.</text:p>
                </text:list-item>
              </text:list>
            </text:list-item>
          </text:list>
        </text:list-item>
      </text:list>
      <text:p text:style-name="Text_20_body"/>
      <text:p text:style-name="P20"/>
      <text:p text:style-name="P20"/>
      <text:p text:style-name="P20"/>
      <text:p text:style-name="P20"/>
      <text:p text:style-name="P20"/>
      <text:p text:style-name="P20"><text:soft-page-break/></text:p>
      <text:h text:style-name="P13" text:outline-level="1" text:is-list-header="true">RF-0<text:span text:style-name="T4">4</text:span> <text:span text:style-name="T4">Aparcar un vehículo</text:span></text:h>
      <text:p text:style-name="P28"/>
      <text:list xml:id="list3886816307" text:style-name="L9">
        <text:list-item>
          <text:p text:style-name="P31"><text:span text:style-name="T1">Resumen:</text:span> <text:span text:style-name="T5">El caso de uso de </text:span><text:span text:style-name="T8">aparcar un</text:span><text:span text:style-name="T5"> vehículo permite al actor usuario registrar en el sistema un vehículo con su propietario en el sistema para luego poder </text:span><text:span text:style-name="T8">tener un registro de estos</text:span><text:span text:style-name="T5">.</text:span></text:p>
        </text:list-item>
        <text:list-item>
          <text:p text:style-name="P31"><text:span text:style-name="T1">Codigo:</text:span> <text:span text:style-name="T5">RF-0</text:span><text:span text:style-name="T8">4</text:span></text:p>
        </text:list-item>
        <text:list-item>
          <text:p text:style-name="P32"><text:span text:style-name="T1">Nombre:</text:span> <text:span text:style-name="T8">Aparcar un vehículo</text:span></text:p>
        </text:list-item>
        <text:list-item>
          <text:p text:style-name="P31"><text:span text:style-name="T1">Actor: </text:span><text:span text:style-name="T5">Usuario</text:span></text:p>
        </text:list-item>
        <text:list-item>
          <text:p text:style-name="P38">Precondiciones: </text:p>
        </text:list-item>
      </text:list>
      <text:list text:style-name="L11">
        <text:list-item>
          <text:list>
            <text:list-item>
              <text:p text:style-name="P23"><text:span text:style-name="T9">Debe de haber al menos un vehículo con su propietario asociado registrado en el sistema </text:span></text:p>
            </text:list-item>
          </text:list>
        </text:list-item>
      </text:list>
      <text:list xml:id="list125722723036597" text:continue-list="list3886816307" text:style-name="L9">
        <text:list-item>
          <text:p text:style-name="P38">Postcondiciones:</text:p>
          <text:list>
            <text:list-item>
              <text:p text:style-name="P48">Se guarda en la base de datos un vehículo aparcado (aparcado)</text:p>
            </text:list-item>
          </text:list>
        </text:list-item>
        <text:list-item>
          <text:p text:style-name="P38">Secuencia de pasos:</text:p>
          <text:list>
            <text:list-item>
              <text:p text:style-name="P42">Flujo Principal:</text:p>
              <text:list>
                <text:list-item>
                  <text:p text:style-name="P42">El usuario selecciona la opción de “<text:span text:style-name="T4">Aparcar</text:span>” </text:p>
                </text:list-item>
                <text:list-item>
                  <text:p text:style-name="P42">El sistema muestra un formulario de vehículo y de profesor</text:p>
                </text:list-item>
                <text:list-item>
                  <text:p text:style-name="P42">El usuario <text:span text:style-name="T4">elige una matricula de los vehículos registrados</text:span></text:p>
                </text:list-item>
                <text:list-item>
                  <text:p text:style-name="P48">El sistema rellana los datos del formulario</text:p>
                </text:list-item>
                <text:list-item>
                  <text:p text:style-name="P48">El usuario secciona la opción de aparcar</text:p>
                </text:list-item>
                <text:list-item>
                  <text:p text:style-name="P48">El sistema comprueba que no se haya aparcado el mismo vehículo anteriormente</text:p>
                </text:list-item>
                <text:list-item>
                  <text:p text:style-name="P42">El sistema guarda los datos en la base de datos <text:span text:style-name="T4">y actualiza la lista de vehículos aparcados </text:span></text:p>
                </text:list-item>
              </text:list>
            </text:list-item>
            <text:list-item>
              <text:p text:style-name="P42">Flujo Alternativo</text:p>
              <text:list>
                <text:list-item>
                  <text:p text:style-name="P42">1. En cualquier paso del flujo principal, el usuario puede cancelar la acción, regresando al inicio.</text:p>
                </text:list-item>
                <text:list-item>
                  <text:p text:style-name="P43"><text:span text:style-name="T4">6</text:span>.1 En caso de que ya exista un <text:span text:style-name="T4">vehículo aparcado el sistema se cancelara la acción</text:span> </text:p>
                </text:list-item>
              </text:list>
            </text:list-item>
          </text:list>
        </text:list-item>
      </text:list>
      <text:p text:style-name="Text_20_body"/>
      <text:p text:style-name="Text_20_body"/>
      <text:h text:style-name="P14" text:outline-level="1" text:is-list-header="true"><text:soft-page-break/>RF-0<text:span text:style-name="T4">5</text:span> <text:span text:style-name="T4">Seleccionar</text:span> vehícul<text:span text:style-name="T4">o aparcado</text:span></text:h>
      <text:list xml:id="list3839629461" text:style-name="L12">
        <text:list-item>
          <text:p text:style-name="P34"><text:span text:style-name="T1">Resumen:</text:span> <text:span text:style-name="T5">El caso de uso de </text:span><text:span text:style-name="T8">seleccionar</text:span><text:span text:style-name="T5"> vehícul</text:span><text:span text:style-name="T8">o aparcado</text:span><text:span text:style-name="T5"> permite al actor usuario </text:span><text:span text:style-name="T8">consultar los datos relacionados del vehículo y su propietario.</text:span></text:p>
        </text:list-item>
        <text:list-item>
          <text:p text:style-name="P33"><text:span text:style-name="T1">Codigo:</text:span> <text:span text:style-name="T5">RF-0</text:span><text:span text:style-name="T8">5</text:span></text:p>
        </text:list-item>
        <text:list-item>
          <text:p text:style-name="P34"><text:span text:style-name="T1">Nombre:</text:span> <text:span text:style-name="T8">Seleccionar</text:span><text:span text:style-name="T5"> vehícul</text:span><text:span text:style-name="T8">o aparcado</text:span></text:p>
        </text:list-item>
        <text:list-item>
          <text:p text:style-name="P33"><text:span text:style-name="T1">Actor: </text:span><text:span text:style-name="T5">Usuario</text:span></text:p>
        </text:list-item>
        <text:list-item>
          <text:p text:style-name="P39">Precondiciones: </text:p>
          <text:list>
            <text:list-item>
              <text:p text:style-name="P49">Debe de haber al menos un vehículo aparcado</text:p>
            </text:list-item>
          </text:list>
        </text:list-item>
        <text:list-item>
          <text:p text:style-name="P39">Postcondiciones:</text:p>
          <text:list>
            <text:list-item>
              <text:p text:style-name="P49">Se mostrara la información en el formulario del vehículo asociado y su propietario en el formulario</text:p>
            </text:list-item>
          </text:list>
        </text:list-item>
        <text:list-item>
          <text:p text:style-name="P39">Secuencia de pasos:</text:p>
          <text:list>
            <text:list-item>
              <text:p text:style-name="P44">Flujo Principal:</text:p>
              <text:list>
                <text:list-item>
                  <text:p text:style-name="P44">El usuario selecciona <text:span text:style-name="T4">un vehículo aparcado</text:span></text:p>
                </text:list-item>
                <text:list-item>
                  <text:p text:style-name="P49">El sistema rellena los datos del formulario asociado al vehículo seleccionado</text:p>
                </text:list-item>
              </text:list>
            </text:list-item>
          </text:list>
        </text:list-item>
      </text:list>
      <text:list text:style-name="L15">
        <text:list-item>
          <text:list>
            <text:list-item>
              <text:p text:style-name="P46">Flujo Alternativo</text:p>
              <text:list>
                <text:list-item>
                  <text:p text:style-name="P46">1. En cualquier paso del flujo principal, el usuario puede cancelar la acción, regresando al inicio.</text:p>
                </text:list-item>
              </text:list>
            </text:list-item>
          </text:list>
        </text:list-item>
      </text:list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/>
      <text:h text:style-name="P15" text:outline-level="1">RF-06 Liberar una plaza</text:h>
      <text:p text:style-name="P28"/>
      <text:list xml:id="list1799589855" text:style-name="L13">
        <text:list-item>
          <text:p text:style-name="P36"><text:span text:style-name="T1">Resumen:</text:span> <text:span text:style-name="T5">El caso de uso de </text:span><text:span text:style-name="T8">liberar una plaza</text:span><text:span text:style-name="T5"> permite al actor usuario </text:span><text:span text:style-name="T8">eliminar</text:span><text:span text:style-name="T5"> en el sistema un vehículo <text:s/></text:span><text:span text:style-name="T8">aparcado para que otro pueda ocupar su lugar</text:span><text:span text:style-name="T5">.</text:span></text:p>
        </text:list-item>
        <text:list-item>
          <text:p text:style-name="P35"><text:span text:style-name="T1">Codigo:</text:span> <text:span text:style-name="T5">RF-0</text:span><text:span text:style-name="T8">6</text:span></text:p>
        </text:list-item>
        <text:list-item>
          <text:p text:style-name="P36"><text:span text:style-name="T1">Nombre:</text:span> <text:span text:style-name="T8">Liberar una plaza</text:span></text:p>
        </text:list-item>
        <text:list-item>
          <text:p text:style-name="P35"><text:span text:style-name="T1">Actor: </text:span><text:span text:style-name="T5">Usuario</text:span></text:p>
        </text:list-item>
        <text:list-item>
          <text:p text:style-name="P40">Precondiciones: </text:p>
        </text:list-item>
      </text:list>
      <text:list xml:id="list689782287" text:style-name="L14">
        <text:list-item>
          <text:list>
            <text:list-item>
              <text:p text:style-name="P52">Debe de haber al menos un vehículo aparcado</text:p>
            </text:list-item>
            <text:list-item>
              <text:p text:style-name="P52">Se debe seleccionar un vehículo</text:p>
            </text:list-item>
          </text:list>
        </text:list-item>
      </text:list>
      <text:list xml:id="list125721424530116" text:continue-list="list1799589855" text:style-name="L13">
        <text:list-item>
          <text:p text:style-name="P40">Postcondiciones:</text:p>
          <text:list>
            <text:list-item>
              <text:p text:style-name="P51">Se elimina el vehículo seleccionado de la lista de vehículos seleccionados </text:p>
            </text:list-item>
          </text:list>
        </text:list-item>
        <text:list-item>
          <text:p text:style-name="P40">Secuencia de pasos:</text:p>
          <text:list>
            <text:list-item>
              <text:p text:style-name="P45">Flujo Principal:</text:p>
              <text:list>
                <text:list-item>
                  <text:p text:style-name="P51">El usuario selecciona un vehículo</text:p>
                </text:list-item>
                <text:list-item>
                  <text:p text:style-name="P51">El usuario selecciona la opción “Liberar”</text:p>
                </text:list-item>
                <text:list-item>
                  <text:p text:style-name="P51">El sistema elimina de la lista de vehículos aparcados y la base de datos el vehículo aparcado </text:p>
                </text:list-item>
              </text:list>
            </text:list-item>
            <text:list-item>
              <text:p text:style-name="P45">Flujo Alternativo</text:p>
              <text:list>
                <text:list-item>
                  <text:p text:style-name="P51">Si el usuario no selecciona un vehículo de la lista de vehículos aparcados no se realizara ninguna acción</text:p>
                </text:list-item>
              </text:list>
            </text:list-item>
          </text:list>
        </text:list-item>
      </text:list>
      <text:p text:style-name="Text_20_body"/>
      <text:p text:style-name="P50"/>
      <text:p text:style-name="Text_20_body"/>
      <text:p text:style-name="Text_20_body"/>
      <text:p text:style-name="P20"/>
      <text:p text:style-name="P20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000000" loext:opacity="100%" style:font-name="Liberation Serif" fo:font-family="'Liberation Serif'" style:font-family-generic="roman" style:font-pitch="variable" fo:font-size="18pt" officeooo:rsid="0024212d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8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000000" loext:opacity="100%" style:font-name="Liberation Serif" fo:font-family="'Liberation Serif'" style:font-family-generic="roman" style:font-pitch="variable" fo:font-size="20pt" officeooo:rsid="00216c45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style:font-name="Liberation Serif" fo:font-family="'Liberation Serif'" style:font-family-generic="roman" style:font-pitch="variable" fo:hyphenate="false" loext:hyphenation-no-caps="false" loext:hyphenation-no-last-word="false" loext:hyphenation-word-char-count="no-limit" loext:hyphenation-zone="no-limit"/>
    </style:style>
    <style:style style:name="Sin_20_espaciado" style:display-name="Sin espaciado" style:family="paragraph">
      <style:paragraph-properties fo:margin-top="0cm" fo:margin-bottom="0cm" style:contextual-spacing="false" fo:line-height="100%" fo:hyphenation-ladder-count="no-limit"/>
      <style:text-properties style:font-name-asian="Times New Roman" style:font-family-asian="'Times New Roman'" style:font-family-generic-asian="roman" style:font-pitch-asian="variable" style:language-asian="es" style:country-asian="ES" fo:hyphenate="false" loext:hyphenation-no-caps="false" loext:hyphenation-no-last-word="false" loext:hyphenation-word-char-count="no-limit" loext:hyphenation-zone="no-limit"/>
    </style:style>
    <style:style style:name="Título_20_TDC" style:display-name="Título TDC" style:family="paragraph" style:parent-style-name="Heading_20_1" style:next-style-name="Normal" style:default-outline-level="" style:list-style-name="">
      <style:paragraph-properties fo:hyphenation-ladder-count="no-limit"/>
      <style:text-properties style:language-asian="es" style:country-asian="ES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1" style:display-name="TD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color="#8496b0" loext:opacity="100%" style:font-name="Times New Roman" fo:font-family="'Times New Roman'" style:font-family-generic="roman" style:font-pitch="variable" fo:font-size="28pt" fo:font-weight="bold" officeooo:rsid="00200511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start" style:justify-single-word="false"/>
      <style:text-properties fo:color="#4472c4" loext:opacity="100%" style:font-name="Times New Roman" fo:font-family="'Times New Roman'" style:font-family-generic="roman" style:font-pitch="variable" fo:font-size="18pt" style:font-size-asian="18pt" style:font-size-complex="18pt"/>
    </style:style>
    <style:style style:name="Fuente_20_de_20_párrafo_20_predeter." style:display-name="Fuente de párrafo predeter." style:family="text"/>
    <style:style style:name="Sin_20_espaciado_20_Car" style:display-name="Sin espaciado Car" style:family="text" style:parent-style-name="Fuente_20_de_20_párrafo_20_predeter.">
      <style:text-properties style:font-name-asian="Times New Roman" style:font-family-asian="'Times New Roman'" style:font-family-generic-asian="roman" style:font-pitch-asian="variable" style:language-asian="es" style:country-asian="ES"/>
    </style:style>
    <style:style style:name="Título_20_1_20_Car" style:display-name="Título 1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22pt" style:font-name-asian="Times New Roman" style:font-family-asian="'Times New Roman'" style:font-family-generic-asian="roman" style:font-pitch-asian="variable" style:font-size-asian="22pt" style:font-name-complex="Times New Roman" style:font-family-complex="'Times New Roman'" style:font-family-generic-complex="roman" style:font-pitch-complex="variable" style:font-size-complex="22pt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Hipervínculo" style:family="text" style:parent-style-name="Fuente_20_de_20_párrafo_20_predeter.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Énfasis_20_intenso" style:display-name="Énfasis intenso" style:family="text" style:parent-style-name="Fuente_20_de_20_párrafo_20_predeter.">
      <style:text-properties fo:color="#4472c4" loext:opacity="100%" fo:font-style="italic" style:font-style-asian="italic" style:font-style-complex="italic"/>
    </style:style>
    <style:style style:name="Título_20_2_20_Car" style:display-name="Título 2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24212d"/>
    </style:style>
    <style:style style:name="MT2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0.51pt solid #000000" fo:padding-top="0.385cm" fo:padding-bottom="0.385cm" fo:padding-left="2.136cm" fo:padding-right="2.136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Encabezado"><text:span text:style-name="MT1">Informe de casos de uso </text:span><text:s text:c="45"/><text:tab/> <text:s text:c="17"/>Sergio Simón Fernández</text:p>
      </style:header>
      <style:header-first>
        <text:p text:style-name="Encabezado"/>
      </style:header-first>
      <style:footer>
        <text:p text:style-name="MP1">Página <text:span text:style-name="Fuente_20_de_20_párrafo_20_predeter."><text:span text:style-name="MT2"><text:page-number text:select-page="current">6</text:page-number></text:span></text:span><text:s/>de <text:span text:style-name="Fuente_20_de_20_párrafo_20_predeter."><text:span text:style-name="MT2"><text:page-count>8</text:page-count></text:span></text:span></text:p>
        <text:p text:style-name="Footer"/>
      </style:footer>
      <style:footer-first>
        <text:p text:style-name="Footer"/>
      </style:footer-first>
    </style:master-page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5.1$Windows_x86 LibreOffice_project/9c0871452b3918c1019dde9bfac75448afc4b57f</meta:generator>
    <dc:title>Tema</dc:title>
    <dc:description/>
    <dc:subject/>
    <meta:creation-date>2023-06-05T09:58:08.540000000</meta:creation-date>
    <meta:editing-cycles>2</meta:editing-cycles>
    <meta:editing-duration>PT2H59M13S</meta:editing-duration>
    <dc:date>2023-06-05T12:57:20.856000000</dc:date>
    <meta:document-statistic meta:table-count="0" meta:image-count="0" meta:object-count="0" meta:page-count="8" meta:paragraph-count="125" meta:word-count="1140" meta:character-count="6495" meta:non-whitespace-character-count="5504"/>
  </office:meta>
</office:document-meta>
</file>